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4.5cm" fo:min-width="7.5cm"/>
    </style:style>
    <style:style style:name="gr2" style:family="graphic" style:parent-style-name="standard">
      <style:graphic-properties svg:stroke-color="#00a933" draw:fill-color="#dde8cb" draw:textarea-horizontal-align="justify" draw:textarea-vertical-align="middle" draw:auto-grow-height="false" fo:min-height="4.5cm" fo:min-width="7.5cm"/>
    </style:style>
    <style:style style:name="gr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25cm" fo:min-width="3cm"/>
      <style:paragraph-properties style:writing-mode="lr-tb"/>
    </style:style>
    <style:style style:name="gr5" style:family="graphic" style:parent-style-name="standard">
      <style:graphic-properties svg:stroke-color="#55308d" draw:fill-color="#b7b3ca" draw:textarea-horizontal-align="justify" draw:textarea-vertical-align="middle" draw:auto-grow-height="false" fo:min-height="0.676cm" fo:min-width="0.89cm" fo:wrap-option="no-wrap"/>
      <style:paragraph-properties style:writing-mode="lr-tb"/>
    </style:style>
    <style:style style:name="gr6" style:family="graphic" style:parent-style-name="standard" style:list-style-name="L1">
      <style:graphic-properties svg:stroke-color="#55308d" draw:fill-color="#dedce6" draw:textarea-horizontal-align="justify" draw:textarea-vertical-align="middle" draw:auto-grow-height="false" fo:min-height="0.446cm" fo:min-width="1.352cm" fo:wrap-option="no-wrap"/>
      <style:paragraph-properties style:writing-mode="lr-tb"/>
    </style:style>
    <style:style style:name="gr7" style:family="graphic" style:parent-style-name="standard" style:list-style-name="L1">
      <style:graphic-properties svg:stroke-color="#55308d" draw:fill-color="#dedce6" draw:textarea-horizontal-align="justify" draw:textarea-vertical-align="middle" draw:auto-grow-height="false" fo:min-height="0.446cm" fo:min-width="1.352cm" fo:wrap-option="no-wrap"/>
      <style:paragraph-properties style:writing-mode="lr-tb"/>
    </style:style>
    <style:style style:name="gr8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3cm"/>
      <style:paragraph-properties style:writing-mode="lr-tb"/>
    </style:style>
    <style:style style:name="gr9" style:family="graphic" style:parent-style-name="standard">
      <style:graphic-properties svg:stroke-color="#158466" draw:fill-color="#b3cac7" draw:textarea-horizontal-align="justify" draw:textarea-vertical-align="middle" draw:auto-grow-height="false" fo:min-height="0.676cm" fo:min-width="0.89cm" fo:wrap-option="no-wrap"/>
      <style:paragraph-properties style:writing-mode="lr-tb"/>
    </style:style>
    <style:style style:name="gr10" style:family="graphic" style:parent-style-name="standard" style:list-style-name="L1">
      <style:graphic-properties svg:stroke-color="#158466" draw:fill-color="#dee7e5" draw:textarea-horizontal-align="justify" draw:textarea-vertical-align="middle" draw:auto-grow-height="false" fo:min-height="0.446cm" fo:min-width="1.352cm" fo:wrap-option="no-wrap"/>
      <style:paragraph-properties style:writing-mode="lr-tb"/>
    </style:style>
    <style:style style:name="gr11" style:family="graphic" style:parent-style-name="standard">
      <style:graphic-properties svg:stroke-color="#7b3d00" draw:fill-color="#ffb66c" draw:textarea-horizontal-align="justify" draw:textarea-vertical-align="middle" draw:auto-grow-height="false" fo:min-height="0.167cm" fo:min-width="0cm"/>
    </style:style>
    <style:style style:name="gr12" style:family="graphic" style:parent-style-name="standard">
      <style:graphic-properties svg:stroke-color="#7b3d00" draw:fill-color="#ffb66c" draw:textarea-horizontal-align="justify" draw:textarea-vertical-align="middle" draw:auto-grow-height="false" fo:min-height="0.458cm" fo:min-width="0.208cm"/>
      <style:paragraph-properties style:writing-mode="lr-tb"/>
    </style:style>
    <style:style style:name="gr13" style:family="graphic" style:parent-style-name="standard" style:list-style-name="L1">
      <style:graphic-properties svg:stroke-color="#55308d" draw:fill-color="#dedce6" draw:textarea-horizontal-align="justify" draw:textarea-vertical-align="middle" draw:auto-grow-height="false" fo:min-height="0.446cm" fo:min-width="1.352cm" fo:wrap-option="no-wrap"/>
      <style:paragraph-properties style:writing-mode="lr-tb"/>
    </style:style>
    <style:style style:name="gr14" style:family="graphic" style:parent-style-name="standard" style:list-style-name="L1">
      <style:graphic-properties svg:stroke-color="#55308d" draw:fill-color="#dedce6" draw:textarea-horizontal-align="justify" draw:textarea-vertical-align="middle" draw:auto-grow-height="false" fo:min-height="0.446cm" fo:min-width="1.352cm" fo:wrap-option="no-wrap"/>
      <style:paragraph-properties style:writing-mode="lr-tb"/>
    </style:style>
    <style:style style:name="gr15" style:family="graphic" style:parent-style-name="standard" style:list-style-name="L1">
      <style:graphic-properties svg:stroke-color="#158466" draw:fill-color="#dee7e5" draw:textarea-horizontal-align="justify" draw:textarea-vertical-align="middle" draw:auto-grow-height="false" fo:min-height="0.446cm" fo:min-width="1.352cm" fo:wrap-option="no-wrap"/>
      <style:paragraph-properties style:writing-mode="lr-tb"/>
    </style:style>
    <style:style style:name="gr16" style:family="graphic" style:parent-style-name="objectwithoutfill">
      <style:graphic-properties svg:stroke-width="0.1cm" svg:stroke-color="#355269" draw:marker-start-width="0.35cm" draw:marker-end="線の終点_20_2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1">
      <style:graphic-properties draw:stroke="none" draw:fill-color="#355269" draw:textarea-horizontal-align="justify" draw:textarea-vertical-align="middle" draw:auto-grow-height="false" fo:min-height="0.282cm" fo:min-width="0.384cm"/>
      <style:paragraph-properties style:writing-mode="lr-tb"/>
    </style:style>
    <style:style style:name="gr18" style:family="graphic" style:parent-style-name="standard" style:list-style-name="L1">
      <style:graphic-properties draw:stroke="none" draw:fill-color="#355269" draw:textarea-horizontal-align="justify" draw:textarea-vertical-align="middle" draw:auto-grow-height="false" fo:min-height="0.282cm" fo:min-width="0.384cm"/>
      <style:paragraph-properties style:writing-mode="lr-tb"/>
    </style:style>
    <style:style style:name="gr19" style:family="graphic" style:parent-style-name="standard" style:list-style-name="L1">
      <style:graphic-properties svg:stroke-color="#158466" draw:fill-color="#dee7e5" draw:textarea-horizontal-align="justify" draw:textarea-vertical-align="middle" draw:auto-grow-height="false" fo:min-height="0.446cm" fo:min-width="1.352cm" fo:wrap-option="no-wrap"/>
      <style:paragraph-properties style:writing-mode="lr-tb"/>
    </style:style>
    <style:style style:name="gr20" style:family="graphic" style:parent-style-name="standard" style:list-style-name="L1">
      <style:graphic-properties svg:stroke-width="0.1cm" svg:stroke-color="#158466" draw:marker-start-width="0.35cm" draw:marker-end-width="0.35cm" draw:fill-color="#dee7e5" draw:textarea-horizontal-align="justify" draw:textarea-vertical-align="middle" draw:auto-grow-height="false" fo:min-height="0.446cm" fo:min-width="1.352cm" fo:padding-top="0.175cm" fo:padding-bottom="0.175cm" fo:padding-left="0.3cm" fo:padding-right="0.3cm" fo:wrap-option="no-wrap"/>
      <style:paragraph-properties style:writing-mode="lr-tb"/>
    </style:style>
    <style:style style:name="gr21" style:family="graphic" style:parent-style-name="standard" style:list-style-name="L1">
      <style:graphic-properties svg:stroke-width="0.1cm" svg:stroke-color="#158466" draw:marker-start-width="0.35cm" draw:marker-end-width="0.35cm" draw:fill-color="#dee7e5" draw:textarea-horizontal-align="justify" draw:textarea-vertical-align="middle" draw:auto-grow-height="false" fo:min-height="0.446cm" fo:min-width="1.352cm" fo:padding-top="0.175cm" fo:padding-bottom="0.175cm" fo:padding-left="0.3cm" fo:padding-right="0.3cm" fo:wrap-option="no-wrap"/>
      <style:paragraph-properties style:writing-mode="lr-tb"/>
    </style:style>
    <style:style style:name="gr22" style:family="graphic" style:parent-style-name="standard" style:list-style-name="L1">
      <style:graphic-properties svg:stroke-color="#55308d" draw:fill-color="#dedce6" draw:textarea-horizontal-align="justify" draw:textarea-vertical-align="middle" draw:auto-grow-height="false" fo:min-height="0.446cm" fo:min-width="1.352cm" fo:wrap-option="no-wrap"/>
      <style:paragraph-properties style:writing-mode="lr-tb"/>
    </style:style>
    <style:style style:name="gr23" style:family="graphic" style:parent-style-name="standard" style:list-style-name="L1">
      <style:graphic-properties svg:stroke-color="#55308d" draw:fill-color="#dedce6" draw:textarea-horizontal-align="justify" draw:textarea-vertical-align="middle" draw:auto-grow-height="false" fo:min-height="0.446cm" fo:min-width="1.352cm" fo:wrap-option="no-wrap"/>
      <style:paragraph-properties style:writing-mode="lr-tb"/>
    </style:style>
    <style:style style:name="gr24" style:family="graphic" style:parent-style-name="standard" style:list-style-name="L1">
      <style:graphic-properties svg:stroke-width="0.1cm" svg:stroke-color="#55308d" draw:marker-start-width="0.35cm" draw:marker-end-width="0.35cm" draw:fill-color="#dedce6" draw:textarea-horizontal-align="justify" draw:textarea-vertical-align="middle" draw:auto-grow-height="false" fo:min-height="0.446cm" fo:min-width="1.352cm" fo:padding-top="0.175cm" fo:padding-bottom="0.175cm" fo:padding-left="0.3cm" fo:padding-right="0.3cm" fo:wrap-option="no-wrap"/>
      <style:paragraph-properties style:writing-mode="lr-tb"/>
    </style:style>
    <style:style style:name="gr25" style:family="graphic" style:parent-style-name="standard" style:list-style-name="L1">
      <style:graphic-properties svg:stroke-width="0.1cm" svg:stroke-color="#55308d" draw:marker-start-width="0.35cm" draw:marker-end-width="0.35cm" draw:fill-color="#dedce6" draw:textarea-horizontal-align="justify" draw:textarea-vertical-align="middle" draw:auto-grow-height="false" fo:min-height="0.446cm" fo:min-width="1.352cm" fo:padding-top="0.175cm" fo:padding-bottom="0.175cm" fo:padding-left="0.3cm" fo:padding-right="0.3cm" fo:wrap-option="no-wrap"/>
      <style:paragraph-properties style:writing-mode="lr-tb"/>
    </style:style>
    <style:style style:name="gr26" style:family="graphic" style:parent-style-name="objectwithoutfill">
      <style:graphic-properties svg:stroke-width="0.1cm" svg:stroke-color="#8d281e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P5" style:family="paragraph">
      <style:paragraph-properties fo:text-align="center"/>
    </style:style>
    <style:style style:name="P6" style:family="paragraph">
      <loext:graphic-properties draw:fill-color="#b4c7dc"/>
      <style:paragraph-properties fo:text-align="center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-color="#b7b3ca"/>
      <style:paragraph-properties fo:text-align="center"/>
      <style:text-properties fo:font-size="10.5pt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10" style:family="paragraph">
      <loext:graphic-properties draw:fill-color="#dedce6"/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11" style:family="paragraph">
      <loext:graphic-properties draw:fill-color="#afd095"/>
      <style:paragraph-properties fo:text-align="center"/>
      <style:text-properties fo:font-size="10.5pt" style:font-size-asian="10.5pt" style:font-size-complex="10.5pt"/>
    </style:style>
    <style:style style:name="P12" style:family="paragraph">
      <loext:graphic-properties draw:fill-color="#b3cac7"/>
      <style:paragraph-properties fo:text-align="center"/>
      <style:text-properties fo:font-size="10.5pt" style:font-size-asian="10.5pt" style:font-size-complex="10.5pt"/>
    </style:style>
    <style:style style:name="P13" style:family="paragraph">
      <loext:graphic-properties draw:fill-color="#dee7e5"/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ffb66c"/>
      <style:paragraph-properties fo:text-align="center"/>
      <style:text-properties fo:font-size="10.5pt" style:font-size-asian="10.5pt" style:font-size-complex="10.5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355269"/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游ゴシック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cm" svg:height="4.75cm" svg:x="2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4.75cm" svg:x="10.75cm" svg:y="2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5cm" svg:height="0.665cm" svg:x="2.25cm" svg:y="2.835cm">
          <draw:text-box>
            <text:p text:style-name="P3"><text:span text:style-name="T1">チーム</text:span><text:span text:style-name="T1">A</text:span><text:span text:style-name="T1">の代表者の</text:span><text:span text:style-name="T1">GitHub</text:span><text:span text:style-name="T1">アカウント</text:span></text:p>
          </draw:text-box>
        </draw:frame>
        <draw:frame draw:style-name="gr3" draw:text-style-name="P4" draw:layer="layout" svg:width="6.75cm" svg:height="0.665cm" svg:x="11.25cm" svg:y="2.835cm">
          <draw:text-box>
            <text:p text:style-name="P3"><text:span text:style-name="T1">チーム</text:span><text:span text:style-name="T1">X</text:span><text:span text:style-name="T1">の代表者の</text:span><text:span text:style-name="T1">GitHub</text:span><text:span text:style-name="T1">アカウント</text:span></text:p>
          </draw:text-box>
        </draw:frame>
        <draw:custom-shape draw:style-name="gr4" draw:text-style-name="P6" draw:layer="layout" svg:width="3.5cm" svg:height="1.5cm" svg:x="2.25cm" svg:y="3.75cm">
          <text:p text:style-name="P5"><text:span text:style-name="T1">aaa-readable-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5cm" svg:height="1cm" svg:x="6cm" svg:y="3.75cm">
          <text:p text:style-name="P7"><text:span text:style-name="T1">issues</text:span></text:p>
          <draw:enhanced-geometry svg:viewBox="0 0 21600 21600" draw:text-areas="800 800 20800 20800" draw:type="round-rectangular-callout" draw:modifiers="-6475.68287808128 5545.65434565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0" draw:layer="layout" svg:width="2cm" svg:height="0.75cm" svg:x="7.75cm" svg:y="3.75cm">
          <text:p text:style-name="P9"><text:span text:style-name="T2">分かりやすい</text:span><text:span text:style-name="T3">変数名</text:span></text:p>
          <draw:enhanced-geometry svg:viewBox="0 0 21600 21600" draw:text-areas="800 800 20800 20800" draw:type="round-rectangular-callout" draw:modifiers="-4846.77661169415 7391.7443408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cm" svg:height="0.75cm" svg:x="7.75cm" svg:y="4.5cm">
          <text:p text:style-name="P9"><text:span text:style-name="T3">スタイルの統一</text:span></text:p>
          <draw:enhanced-geometry svg:viewBox="0 0 21600 21600" draw:text-areas="800 800 20800 20800" draw:type="round-rectangular-callout" draw:modifiers="-3950.82458770615 1035.41944074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3.5cm" svg:height="1.5cm" svg:x="11cm" svg:y="3.75cm">
          <text:p text:style-name="P5"><text:span text:style-name="T1">xxx-readable-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5cm" svg:height="1cm" svg:x="14.75cm" svg:y="3.75cm">
          <text:p text:style-name="P7"><text:span text:style-name="T1">issues</text:span></text:p>
          <draw:enhanced-geometry svg:viewBox="0 0 21600 21600" draw:text-areas="800 800 20800 20800" draw:type="round-rectangular-callout" draw:modifiers="-6475.68287808128 5545.65434565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2cm" svg:height="0.75cm" svg:x="16.5cm" svg:y="3.75cm">
          <text:p text:style-name="P9"><text:span text:style-name="T3">適切なコメント</text:span></text:p>
          <draw:enhanced-geometry svg:viewBox="0 0 21600 21600" draw:text-areas="800 800 20800 20800" draw:type="round-rectangular-callout" draw:modifiers="-4846.77661169415 7391.7443408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1" draw:text-style-name="P14" draw:layer="layout" svg:width="1cm" svg:height="1.25cm" svg:x="3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3.25cm" svg:y="8.5cm">
            <text:p text:style-name="P7"><text:span text:style-name="T1">aa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5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5.25cm" svg:y="8.5cm">
            <text:p text:style-name="P7"><text:span text:style-name="T1">bb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7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7.25cm" svg:y="8.5cm">
            <text:p text:style-name="P7"><text:span text:style-name="T1">cc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12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12.25cm" svg:y="8.5cm">
            <text:p text:style-name="P7"><text:span text:style-name="T1">xx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14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14.25cm" svg:y="8.5cm">
            <text:p text:style-name="P7"><text:span text:style-name="T1">yy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16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16.25cm" svg:y="8.5cm">
            <text:p text:style-name="P7"><text:span text:style-name="T1">zz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標準">
        <draw:custom-shape draw:style-name="gr1" draw:text-style-name="P1" draw:layer="layout" svg:width="8cm" svg:height="4.75cm" svg:x="2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4.75cm" svg:x="10.75cm" svg:y="2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5cm" svg:height="0.665cm" svg:x="2.25cm" svg:y="2.835cm">
          <draw:text-box>
            <text:p text:style-name="P3"><text:span text:style-name="T1">チーム</text:span><text:span text:style-name="T1">A</text:span><text:span text:style-name="T1">の代表者の</text:span><text:span text:style-name="T1">GitHub</text:span><text:span text:style-name="T1">アカウント</text:span></text:p>
          </draw:text-box>
        </draw:frame>
        <draw:frame draw:style-name="gr3" draw:text-style-name="P4" draw:layer="layout" svg:width="6.75cm" svg:height="0.665cm" svg:x="11.25cm" svg:y="2.835cm">
          <draw:text-box>
            <text:p text:style-name="P3"><text:span text:style-name="T1">チーム</text:span><text:span text:style-name="T1">X</text:span><text:span text:style-name="T1">の代表者の</text:span><text:span text:style-name="T1">GitHub</text:span><text:span text:style-name="T1">アカウント</text:span></text:p>
          </draw:text-box>
        </draw:frame>
        <draw:custom-shape draw:style-name="gr4" draw:text-style-name="P6" draw:layer="layout" svg:width="3.5cm" svg:height="1.5cm" svg:x="2.25cm" svg:y="3.75cm">
          <text:p text:style-name="P5"><text:span text:style-name="T1">aaa-readable-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5cm" svg:height="1cm" svg:x="6cm" svg:y="3.75cm">
          <text:p text:style-name="P7"><text:span text:style-name="T1">issues</text:span></text:p>
          <draw:enhanced-geometry svg:viewBox="0 0 21600 21600" draw:text-areas="800 800 20800 20800" draw:type="round-rectangular-callout" draw:modifiers="-6475.68287808128 5545.65434565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draw:layer="layout" svg:width="2cm" svg:height="0.75cm" svg:x="7.75cm" svg:y="3.75cm">
          <text:p text:style-name="P9"><text:span text:style-name="T2">分かりやすい</text:span><text:span text:style-name="T3">変数名</text:span></text:p>
          <draw:enhanced-geometry svg:viewBox="0 0 21600 21600" draw:text-areas="800 800 20800 20800" draw:type="round-rectangular-callout" draw:modifiers="-4846.77661169415 7391.7443408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0" draw:layer="layout" svg:width="2cm" svg:height="0.75cm" svg:x="7.75cm" svg:y="4.5cm">
          <text:p text:style-name="P9"><text:span text:style-name="T3">スタイルの統一</text:span></text:p>
          <draw:enhanced-geometry svg:viewBox="0 0 21600 21600" draw:text-areas="800 800 20800 20800" draw:type="round-rectangular-callout" draw:modifiers="-3950.82458770615 1035.41944074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3.5cm" svg:height="1.5cm" svg:x="11cm" svg:y="3.75cm">
          <text:p text:style-name="P5"><text:span text:style-name="T1">xxx-readable-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5cm" svg:height="1cm" svg:x="14.75cm" svg:y="3.75cm">
          <text:p text:style-name="P7"><text:span text:style-name="T1">issues</text:span></text:p>
          <draw:enhanced-geometry svg:viewBox="0 0 21600 21600" draw:text-areas="800 800 20800 20800" draw:type="round-rectangular-callout" draw:modifiers="-6475.68287808128 5545.65434565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2cm" svg:height="0.75cm" svg:x="16.5cm" svg:y="3.75cm">
          <text:p text:style-name="P9"><text:span text:style-name="T3">適切なコメント</text:span></text:p>
          <draw:enhanced-geometry svg:viewBox="0 0 21600 21600" draw:text-areas="800 800 20800 20800" draw:type="round-rectangular-callout" draw:modifiers="-4846.77661169415 7391.7443408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1" draw:text-style-name="P14" draw:layer="layout" svg:width="1cm" svg:height="1.25cm" svg:x="3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3.25cm" svg:y="8.5cm">
            <text:p text:style-name="P7"><text:span text:style-name="T1">aa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5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5.25cm" svg:y="8.5cm">
            <text:p text:style-name="P7"><text:span text:style-name="T1">bb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7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7.25cm" svg:y="8.5cm">
            <text:p text:style-name="P7"><text:span text:style-name="T1">cc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12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12.25cm" svg:y="8.5cm">
            <text:p text:style-name="P7"><text:span text:style-name="T1">xx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14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14.25cm" svg:y="8.5cm">
            <text:p text:style-name="P7"><text:span text:style-name="T1">yy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16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16.25cm" svg:y="8.5cm">
            <text:p text:style-name="P7"><text:span text:style-name="T1">zz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1" draw:layer="layout" svg:width="3.5cm" svg:height="1.5cm" svg:x="2.25cm" svg:y="5.75cm">
          <text:p text:style-name="P5"><text:span text:style-name="T1">xxx-readable-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1.5cm" svg:x="11cm" svg:y="5.75cm">
          <text:p text:style-name="P5"><text:span text:style-name="T1">aaa-readable-code</text:span>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11cm" svg:y1="4.5cm" svg:x2="5.75cm" svg:y2="6.5cm">
          <text:p/>
        </draw:line>
        <draw:line draw:style-name="gr16" draw:text-style-name="P16" draw:layer="layout" svg:x1="5.75cm" svg:y1="4.5cm" svg:x2="11cm" svg:y2="6.5cm">
          <text:p/>
        </draw:line>
        <draw:custom-shape draw:style-name="gr17" draw:text-style-name="P18" draw:layer="layout" svg:width="1.25cm" svg:height="0.75cm" svg:x="6.5cm" svg:y="5.5cm">
          <text:p text:style-name="P17"><text:span text:style-name="T4">F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1.25cm" svg:height="0.75cm" svg:x="9cm" svg:y="5.5cm">
          <text:p text:style-name="P17"><text:span text:style-name="T4">F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8cm" svg:height="4.75cm" svg:x="2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4.75cm" svg:x="10.75cm" svg:y="2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5cm" svg:height="0.665cm" svg:x="2.25cm" svg:y="2.835cm">
          <draw:text-box>
            <text:p text:style-name="P3"><text:span text:style-name="T1">チーム</text:span><text:span text:style-name="T1">A</text:span><text:span text:style-name="T1">の代表者の</text:span><text:span text:style-name="T1">GitHub</text:span><text:span text:style-name="T1">アカウント</text:span></text:p>
          </draw:text-box>
        </draw:frame>
        <draw:frame draw:style-name="gr3" draw:text-style-name="P4" draw:layer="layout" svg:width="6.75cm" svg:height="0.665cm" svg:x="11.25cm" svg:y="2.835cm">
          <draw:text-box>
            <text:p text:style-name="P3"><text:span text:style-name="T1">チーム</text:span><text:span text:style-name="T1">X</text:span><text:span text:style-name="T1">の代表者の</text:span><text:span text:style-name="T1">GitHub</text:span><text:span text:style-name="T1">アカウント</text:span></text:p>
          </draw:text-box>
        </draw:frame>
        <draw:custom-shape draw:style-name="gr4" draw:text-style-name="P6" draw:layer="layout" svg:width="3.5cm" svg:height="1.5cm" svg:x="2.25cm" svg:y="3.75cm">
          <text:p text:style-name="P5"><text:span text:style-name="T1">aaa-readable-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cm" svg:height="1.5cm" svg:x="11cm" svg:y="3.75cm">
          <text:p text:style-name="P5"><text:span text:style-name="T1">xxx-readable-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5cm" svg:height="1cm" svg:x="14.75cm" svg:y="3.75cm">
          <text:p text:style-name="P7"><text:span text:style-name="T1">issues</text:span></text:p>
          <draw:enhanced-geometry svg:viewBox="0 0 21600 21600" draw:text-areas="800 800 20800 20800" draw:type="round-rectangular-callout" draw:modifiers="-6475.68287808128 5545.65434565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3" draw:layer="layout" svg:width="2cm" svg:height="0.75cm" svg:x="16.5cm" svg:y="3.75cm">
          <text:p text:style-name="P9"><text:span text:style-name="T3">適切なコメント</text:span></text:p>
          <draw:enhanced-geometry svg:viewBox="0 0 21600 21600" draw:text-areas="800 800 20800 20800" draw:type="round-rectangular-callout" draw:modifiers="-4846.77661169415 7391.7443408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1" draw:text-style-name="P14" draw:layer="layout" svg:width="1cm" svg:height="1.25cm" svg:x="3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3.25cm" svg:y="8.5cm">
            <text:p text:style-name="P7"><text:span text:style-name="T1">aa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5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5.25cm" svg:y="8.5cm">
            <text:p text:style-name="P7"><text:span text:style-name="T1">bb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7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7.25cm" svg:y="8.5cm">
            <text:p text:style-name="P7"><text:span text:style-name="T1">cc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12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12.25cm" svg:y="8.5cm">
            <text:p text:style-name="P7"><text:span text:style-name="T1">xx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14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14.25cm" svg:y="8.5cm">
            <text:p text:style-name="P7"><text:span text:style-name="T1">yy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4" draw:layer="layout" svg:width="1cm" svg:height="1.25cm" svg:x="16.25cm" svg:y="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5" draw:layer="layout" svg:width="1cm" svg:height="1cm" svg:x="16.25cm" svg:y="8.5cm">
            <text:p text:style-name="P7"><text:span text:style-name="T1">zz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1" draw:layer="layout" svg:width="3.5cm" svg:height="1.5cm" svg:x="2.25cm" svg:y="5.75cm">
          <text:p text:style-name="P5"><text:span text:style-name="T1">xxx-readable-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1.5cm" svg:x="11cm" svg:y="5.75cm">
          <text:p text:style-name="P5"><text:span text:style-name="T1">aaa-readable-cod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5cm" svg:x="16.5cm" svg:y="4.5cm">
          <text:p text:style-name="P9"><text:span text:style-name="T2">分かりやすい</text:span><text:span text:style-name="T3">変数名</text:span></text:p>
          <draw:enhanced-geometry svg:viewBox="0 0 21600 21600" draw:text-areas="800 800 20800 20800" draw:type="round-rectangular-callout" draw:modifiers="-4706.44677661169 3192.543275632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3" draw:layer="layout" svg:width="2cm" svg:height="0.75cm" svg:x="16.5cm" svg:y="5.25cm">
          <text:p text:style-name="P9"><text:span text:style-name="T3">適切なインデント</text:span></text:p>
          <draw:enhanced-geometry svg:viewBox="0 0 21600 21600" draw:text-areas="800 800 20800 20800" draw:type="round-rectangular-callout" draw:modifiers="-4706.44677661169 1179.227696404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8" draw:layer="layout" svg:width="1.5cm" svg:height="1cm" svg:x="6cm" svg:y="3.75cm">
          <text:p text:style-name="P7"><text:span text:style-name="T1">issues</text:span></text:p>
          <draw:enhanced-geometry svg:viewBox="0 0 21600 21600" draw:text-areas="800 800 20800 20800" draw:type="round-rectangular-callout" draw:modifiers="-6475.68287808128 5545.65434565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0" draw:layer="layout" svg:width="2cm" svg:height="0.75cm" svg:x="7.75cm" svg:y="3.75cm">
          <text:p text:style-name="P9"><text:span text:style-name="T2">分かりやすい</text:span><text:span text:style-name="T3">変数名</text:span></text:p>
          <draw:enhanced-geometry svg:viewBox="0 0 21600 21600" draw:text-areas="800 800 20800 20800" draw:type="round-rectangular-callout" draw:modifiers="-4846.77661169415 7391.7443408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0" draw:layer="layout" svg:width="2cm" svg:height="0.75cm" svg:x="7.75cm" svg:y="4.5cm">
          <text:p text:style-name="P9"><text:span text:style-name="T3">スタイルの統一</text:span></text:p>
          <draw:enhanced-geometry svg:viewBox="0 0 21600 21600" draw:text-areas="800 800 20800 20800" draw:type="round-rectangular-callout" draw:modifiers="-4296.25187406297 4285.48601864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0" draw:layer="layout" svg:width="2cm" svg:height="0.75cm" svg:x="7.75cm" svg:y="5.25cm">
          <text:p text:style-name="P9"><text:span text:style-name="T3">適切なコメント</text:span></text:p>
          <draw:enhanced-geometry svg:viewBox="0 0 21600 21600" draw:text-areas="800 800 20800 20800" draw:type="round-rectangular-callout" draw:modifiers="-3886.05697151424 2272.170439414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0" draw:layer="layout" svg:width="2cm" svg:height="0.75cm" svg:x="7.75cm" svg:y="6cm">
          <text:p text:style-name="P9"><text:span text:style-name="T3">適切な分割</text:span></text:p>
          <draw:enhanced-geometry svg:viewBox="0 0 21600 21600" draw:text-areas="800 800 20800 20800" draw:type="round-rectangular-callout" draw:modifiers="-3486.65667166417 3537.68308921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6" draw:text-style-name="P16" draw:layer="layout" svg:x1="3.75cm" svg:y1="7.25cm" svg:x2="5.75cm" svg:y2="8.5cm">
          <text:p/>
        </draw:line>
        <draw:line draw:style-name="gr26" draw:text-style-name="P16" draw:layer="layout" svg:x1="5.75cm" svg:y1="8.5cm" svg:x2="8cm" svg:y2="6.75cm">
          <text:p/>
        </draw:line>
        <draw:line draw:style-name="gr26" draw:text-style-name="P16" draw:layer="layout" svg:x1="12.75cm" svg:y1="7.25cm" svg:x2="12.75cm" svg:y2="8.5cm">
          <text:p/>
        </draw:line>
        <draw:line draw:style-name="gr26" draw:text-style-name="P16" draw:layer="layout" svg:x1="12.75cm" svg:y1="8.5cm" svg:x2="17.5cm" svg:y2="6cm">
          <text:p/>
        </draw:line>
        <draw:frame draw:style-name="gr27" draw:text-style-name="P20" draw:layer="layout" svg:width="3.5cm" svg:height="1cm" svg:x="6.5cm" svg:y="7.5cm">
          <draw:text-box>
            <text:p text:style-name="P19"><text:span text:style-name="T5">見つけた</text:span></text:p>
            <text:p text:style-name="P19"><text:span text:style-name="T5">「リーダブル」を記録</text:span></text:p>
          </draw:text-box>
        </draw:frame>
        <draw:frame draw:style-name="gr27" draw:text-style-name="P20" draw:layer="layout" svg:width="3.5cm" svg:height="1cm" svg:x="13.75cm" svg:y="7.5cm">
          <draw:text-box>
            <text:p text:style-name="P19"><text:span text:style-name="T5">見つけた</text:span></text:p>
            <text:p text:style-name="P19"><text:span text:style-name="T5">「リーダブル」を記録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5T00:42:23.242000000</meta:creation-date>
    <dc:date>2022-08-05T01:13:34.706000000</dc:date>
    <meta:editing-duration>PT31M8S</meta:editing-duration>
    <meta:editing-cycles>8</meta:editing-cycles>
    <meta:generator>LibreOffice/7.1.4.2$Windows_X86_64 LibreOffice_project/a529a4fab45b75fefc5b6226684193eb000654f6</meta:generator>
    <meta:document-statistic meta:object-count="105"/>
  </office:meta>
</office:document-meta>
</file>